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4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0.41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fo:wrap-option="wrap" fo:border="0.74pt solid #ffffff"/>
      <style:text-properties style:font-name="Calibri" fo:font-size="13pt" fo:language="it" fo:country="IT" style:font-name-asian="等线" style:font-size-asian="13pt" style:language-asian="en" style:country-asian="US" style:font-name-complex="Calibri" style:font-size-complex="13pt" style:language-complex="ar" style:country-complex="SA"/>
    </style:style>
    <style:style style:name="ce4" style:family="table-cell" style:parent-style-name="Default">
      <style:table-cell-properties fo:border="0.74pt solid #ffffff"/>
    </style:style>
    <style:style style:name="ce15" style:family="table-cell" style:parent-style-name="Default">
      <style:table-cell-properties fo:background-color="#ffffff" fo:border="0.74pt solid #ffffff"/>
      <style:map style:condition="cell-content()=1" style:apply-style-name="verified1new" style:base-cell-address="'analisi montascale'.C2"/>
    </style:style>
    <style:style style:name="ce18" style:family="table-cell" style:parent-style-name="Default">
      <style:table-cell-properties fo:border="0.74pt solid #ffffff"/>
      <style:map style:condition="cell-content()=1" style:apply-style-name="noSite1new" style:base-cell-address="'analisi montascale'.D2"/>
    </style:style>
    <style:style style:name="ce21" style:family="table-cell" style:parent-style-name="Default">
      <style:table-cell-properties fo:border="0.74pt solid #ffffff"/>
      <style:map style:condition="cell-content()=1" style:apply-style-name="oldSite1" style:base-cell-address="'analisi montascale'.E2"/>
    </style:style>
  </office:automatic-styles>
  <office:body>
    <office:spreadsheet>
      <table:calculation-settings table:automatic-find-labels="false" table:use-regular-expressions="false" table:use-wildcards="true"/>
      <table:table table:name="analisi montascal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5"/>
        <table:table-column table:style-name="co3" table:default-cell-style-name="ce18"/>
        <table:table-column table:style-name="co3" table:default-cell-style-name="ce21"/>
        <table:table-column table:style-name="co3" table:default-cell-style-name="ce4"/>
        <table:table-column table:style-name="co4" table:default-cell-style-name="ce4"/>
        <table:table-column table:style-name="co3" table:number-columns-repeated="1017" table:default-cell-style-name="ce4"/>
        <table:table-row table:style-name="ro1">
          <table:table-cell table:style-name="ce2" office:value-type="string" calcext:value-type="string">
            <text:p>Arese</text:p>
          </table:table-cell>
          <table:table-cell table:style-name="ce2" office:value-type="string" calcext:value-type="string">
            <text:p>Studio Panacea ESEGUIAMO TEST SIEROLOGICI COVID 19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Arese</text:p>
          </table:table-cell>
          <table:table-cell table:style-name="ce2" office:value-type="string" calcext:value-type="string">
            <text:p>ORTOPEDICA SALUS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Assago</text:p>
          </table:table-cell>
          <table:table-cell table:style-name="ce2" office:value-type="string" calcext:value-type="string">
            <text:p>Stannah Montascale Srl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Besana in Brianza</text:p>
          </table:table-cell>
          <table:table-cell table:style-name="ce2" office:value-type="string" calcext:value-type="string">
            <text:p>Mas Ascensor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Bresso</text:p>
          </table:table-cell>
          <table:table-cell table:style-name="ce2" office:value-type="string" calcext:value-type="string">
            <text:p>Ortopedia Agazz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Busto Arsizio</text:p>
          </table:table-cell>
          <table:table-cell table:style-name="ce2" office:value-type="string" calcext:value-type="string">
            <text:p>SOCIETA' ELEVATORI BUSTO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Busto Arsizio</text:p>
          </table:table-cell>
          <table:table-cell table:style-name="ce2" office:value-type="string" calcext:value-type="string">
            <text:p>Ortopedia Grassin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Busto Arsizio</text:p>
          </table:table-cell>
          <table:table-cell table:style-name="ce2" office:value-type="string" calcext:value-type="string">
            <text:p>Centro Ortopedico Universo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Casatenovo</text:p>
          </table:table-cell>
          <table:table-cell table:style-name="ce2" office:value-type="string" calcext:value-type="string">
            <text:p>Ortopedia A. Pessin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Cogliate</text:p>
          </table:table-cell>
          <table:table-cell table:style-name="ce2" office:value-type="string" calcext:value-type="string">
            <text:p>Balzarotti Ascensori S.r.l.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Colico</text:p>
          </table:table-cell>
          <table:table-cell table:style-name="ce2" office:value-type="string" calcext:value-type="string">
            <text:p>Sanital Di Canclini Enrico E C. - S.N.C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Como</text:p>
          </table:table-cell>
          <table:table-cell table:style-name="ce2" office:value-type="string" calcext:value-type="string">
            <text:p>Media Reha Gruppo - Ortesia - Pronto Reha 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Como</text:p>
          </table:table-cell>
          <table:table-cell table:style-name="ce2" office:value-type="string" calcext:value-type="string">
            <text:p>Service Lift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Como</text:p>
          </table:table-cell>
          <table:table-cell table:style-name="ce2" office:value-type="string" calcext:value-type="string">
            <text:p>Orthopedics Lariana Di Piras Francesc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Filago</text:p>
          </table:table-cell>
          <table:table-cell table:style-name="ce2" office:value-type="string" calcext:value-type="string">
            <text:p>Panseri Ascensori Srl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Gallarate</text:p>
          </table:table-cell>
          <table:table-cell table:style-name="ce2" office:value-type="string" calcext:value-type="string">
            <text:p>Top Level Ascensori Srl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Garbagnate Milanese</text:p>
          </table:table-cell>
          <table:table-cell table:style-name="ce2" office:value-type="string" calcext:value-type="string">
            <text:p><text:s/>L.O.S. Laboratorio Ortopedico Senago Di Lubello Alessandro E Lubello Cristian E C. S.A.S.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Garbagnate Milanese</text:p>
          </table:table-cell>
          <table:table-cell table:style-name="ce2" office:value-type="string" calcext:value-type="string">
            <text:p>Sanitaria e Ottica delle Groane – Ortopedi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Gorgonzola</text:p>
          </table:table-cell>
          <table:table-cell table:style-name="ce2" office:value-type="string" calcext:value-type="string">
            <text:p>Ortopedia Mazzolen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Inveruno</text:p>
          </table:table-cell>
          <table:table-cell table:style-name="ce2" office:value-type="string" calcext:value-type="string">
            <text:p>Stannah Point <text:s/>Sanitaria di Cavallari Rit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Inzago</text:p>
          </table:table-cell>
          <table:table-cell table:style-name="ce2" office:value-type="string" calcext:value-type="string">
            <text:p>Fumagalli Elevator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Lainate</text:p>
          </table:table-cell>
          <table:table-cell table:style-name="ce2" office:value-type="string" calcext:value-type="string">
            <text:p>Garaventa Lift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Lazzate</text:p>
          </table:table-cell>
          <table:table-cell table:style-name="ce2" office:value-type="string" calcext:value-type="string">
            <text:p>Balzarotti B.M.A. - Ascensor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Lissone</text:p>
          </table:table-cell>
          <table:table-cell table:style-name="ce2" office:value-type="string" calcext:value-type="string">
            <text:p>Cam 2 Ascensor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agenta</text:p>
          </table:table-cell>
          <table:table-cell table:style-name="ce2" office:value-type="string" calcext:value-type="string">
            <text:p>Centro Podologico Magent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elegnano</text:p>
          </table:table-cell>
          <table:table-cell table:style-name="ce2" office:value-type="string" calcext:value-type="string">
            <text:p>Stannah Point <text:s/>Ortopedia La Sanitaria di Curti Gerolamo <text:s/>C. Sas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Euroelevator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Ortopedia Subema S.R.L.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Ortopedia Badegnani s.r.l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The Carrozzineria Ltd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Centro Ortopedico Universo Milano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Ortopedia Subema S.R.L.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Media Reha Gruppo - Ortesia - Pronto Reha – Milano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Ortopedia sanitaria Salute Store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Stannah Montascale Srl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Ortopedia Sanitaria Podologia Rens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Ortopedia Warner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Ortopedie Baldinell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sa.ni.sanitaria niguard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Quarta Eta'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onza</text:p>
          </table:table-cell>
          <table:table-cell table:style-name="ce2" office:value-type="string" calcext:value-type="string">
            <text:p>Stannah Point <text:s/>Nuova Iride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onza</text:p>
          </table:table-cell>
          <table:table-cell table:style-name="ce2" office:value-type="string" calcext:value-type="string">
            <text:p>Stannah Point Ortopedia Sanitari Colombo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onza</text:p>
          </table:table-cell>
          <table:table-cell table:style-name="ce2" office:value-type="string" calcext:value-type="string">
            <text:p>Ortopedica Centro Protesi Monza Srl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Novara</text:p>
          </table:table-cell>
          <table:table-cell table:style-name="ce2" office:value-type="string" calcext:value-type="string">
            <text:p>Officina Ortopedica Mecca S.r.l.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Novara</text:p>
          </table:table-cell>
          <table:table-cell table:style-name="ce2" office:value-type="string" calcext:value-type="string">
            <text:p>Stannah Point <text:s/>Officina Ortopedica Mecc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Novara</text:p>
          </table:table-cell>
          <table:table-cell table:style-name="ce2" office:value-type="string" calcext:value-type="string">
            <text:p>Stannah Point Ortopedia Novarese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Novara</text:p>
          </table:table-cell>
          <table:table-cell table:style-name="ce2" office:value-type="string" calcext:value-type="string">
            <text:p>Punto Salute S.A.S. Di Mantegazza Giulia E C.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Osio Sotto</text:p>
          </table:table-cell>
          <table:table-cell table:style-name="ce2" office:value-type="string" calcext:value-type="string">
            <text:p>Gruppo Humantech - Ortopedia Burini - Osio Sotto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Paderno Dugnano</text:p>
          </table:table-cell>
          <table:table-cell table:style-name="ce2" office:value-type="string" calcext:value-type="string">
            <text:p>C.M.T. S.n.c. - Crea Ascensor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Peschiera Borromeo</text:p>
          </table:table-cell>
          <table:table-cell table:style-name="ce2" office:value-type="string" calcext:value-type="string">
            <text:p>Fem Elevator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Rescaldina</text:p>
          </table:table-cell>
          <table:table-cell table:style-name="ce2" office:value-type="string" calcext:value-type="string">
            <text:p><text:s/>L.A.M. Lombarda Ascensori Montacarich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Ortopedia Subema S.R.L.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San Donato Milanese</text:p>
          </table:table-cell>
          <table:table-cell table:style-name="ce2" office:value-type="string" calcext:value-type="string">
            <text:p>Stella Sanitaria di Leone Raffaela e di Palma Antonella S. N. C.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Saronno</text:p>
          </table:table-cell>
          <table:table-cell table:style-name="ce2" office:value-type="string" calcext:value-type="string">
            <text:p>Ortopedia Lici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Saronno</text:p>
          </table:table-cell>
          <table:table-cell table:style-name="ce2" office:value-type="string" calcext:value-type="string">
            <text:p>Ortopedia Saronnese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Sesto San Giovanni</text:p>
          </table:table-cell>
          <table:table-cell table:style-name="ce2" office:value-type="string" calcext:value-type="string">
            <text:p>Centro Ortopedico Sestese di Gioel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Settimo Milanese</text:p>
          </table:table-cell>
          <table:table-cell table:style-name="ce2" office:value-type="string" calcext:value-type="string">
            <text:p>ORTOMEDICA-Negozio ortopedi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Solbiate Olona</text:p>
          </table:table-cell>
          <table:table-cell table:style-name="ce2" office:value-type="string" calcext:value-type="string">
            <text:p>Ortopedia Grassin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radate</text:p>
          </table:table-cell>
          <table:table-cell table:style-name="ce2" office:value-type="string" calcext:value-type="string">
            <text:p>Stannah Point Ortopedia Sanitari Colombo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radate</text:p>
          </table:table-cell>
          <table:table-cell table:style-name="ce2" office:value-type="string" calcext:value-type="string">
            <text:p>Ortopedia Sanity Center Sas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Varedo</text:p>
          </table:table-cell>
          <table:table-cell table:style-name="ce2" office:value-type="string" calcext:value-type="string">
            <text:p>Ortopedia Varedese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Varzi</text:p>
          </table:table-cell>
          <table:table-cell table:style-name="ce2" office:value-type="string" calcext:value-type="string">
            <text:p>Ortopedia Desimoni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Verano Brianza</text:p>
          </table:table-cell>
          <table:table-cell table:style-name="ce2" office:value-type="string" calcext:value-type="string">
            <text:p>SERVISAN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Villasanta</text:p>
          </table:table-cell>
          <table:table-cell table:style-name="ce2" office:value-type="string" calcext:value-type="string">
            <text:p>Brima Ascensori S.R.L.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Vimercate</text:p>
          </table:table-cell>
          <table:table-cell table:style-name="ce2" office:value-type="string" calcext:value-type="string">
            <text:p>Lortopedica</text:p>
          </table:table-cell>
          <table:table-cell table:style-name="Default" table:number-columns-repeated="5"/>
          <table:table-cell table:number-columns-repeated="1017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 table:number-rows-repeated="9">
          <table:table-cell table:style-name="Default" table:number-columns-repeated="5"/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nalisi montascale'.C1:'analisi montascale'.C1048576">
            <calcext:condition calcext:apply-style-name="verified1new" calcext:value="=1" calcext:base-cell-address="'analisi montascale'.C2"/>
          </calcext:conditional-format>
          <calcext:conditional-format calcext:target-range-address="'analisi montascale'.D1:'analisi montascale'.D1048576">
            <calcext:condition calcext:apply-style-name="noSite1new" calcext:value="=1" calcext:base-cell-address="'analisi montascale'.D2"/>
          </calcext:conditional-format>
          <calcext:conditional-format calcext:target-range-address="'analisi montascale'.E1:'analisi montascale'.E1048576">
            <calcext:condition calcext:apply-style-name="oldSite1" calcext:value="=1" calcext:base-cell-address="'analisi montascale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ified1new" style:family="table-cell" style:parent-style-name="Default">
      <style:table-cell-properties fo:background-color="#e0efd4"/>
    </style:style>
    <style:style style:name="noSite1new" style:family="table-cell" style:parent-style-name="Default">
      <style:table-cell-properties fo:background-color="#c2e0ae"/>
    </style:style>
    <style:style style:name="oldSite1" style:family="table-cell" style:parent-style-name="Default">
      <style:table-cell-properties fo:background-color="#89c765"/>
    </style:style>
    <style:style style:name="未命名1" style:family="table-cell" style:parent-style-name="Default">
      <style:table-cell-properties fo:background-color="#ce181e"/>
    </style:style>
    <style:style style:name="未命名2" style:family="table-cell" style:parent-style-name="Default">
      <style:table-cell-properties fo:background-color="#f37b7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6:16:21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21-06-18T16:16:51.066000000</dc:date>
    <meta:editing-duration>PT8M51S</meta:editing-duration>
    <meta:editing-cycles>5</meta:editing-cycles>
    <meta:document-statistic meta:table-count="1" meta:cell-count="130" meta:object-count="0"/>
  </office:meta>
</office:document-meta>
</file>